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2179c"/>
    </style:style>
    <style:style style:name="T1" style:family="text">
      <style:text-properties officeooo:rsid="0012179c"/>
    </style:style>
    <style:style style:name="T2" style:family="text">
      <style:text-properties fo:font-size="24pt" fo:font-style="italic" officeooo:rsid="0012179c" style:font-size-asian="24pt" style:font-style-asian="italic" style:font-size-complex="24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6pt" fo:font-style="italic" officeooo:rsid="0012179c" style:font-size-asian="14pt" style:font-style-asian="italic" style:font-size-complex="16pt" style:font-style-complex="italic"/>
    </style:style>
    <style:style style:name="T5" style:family="text">
      <style:text-properties fo:font-size="16pt" fo:font-style="italic" officeooo:rsid="000b8321" style:font-size-asian="14pt" style:font-style-asian="italic" style:font-size-complex="16pt" style:font-style-complex="italic"/>
    </style:style>
    <style:style style:name="T6" style:family="text">
      <style:text-properties officeooo:rsid="000b83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2"/><text:span text:style-name="T3"><text:s/></text:span><text:span text:style-name="T2">Cross validation predictions</text:span></text:p>
      <text:p text:style-name="Standard"><text:span text:style-name="T2"/></text:p>
      <text:p text:style-name="Standard"><text:span text:style-name="T2"/></text:p>
      <text:p text:style-name="P1">1. I created the file in jupyter notebook. And the file name is “<text:span text:style-name="T1">cross_validation_predictions</text:span>.ipynb” and code executed under linux system(ubuntu).</text:p>
      <text:p text:style-name="P1"/>
      <text:p text:style-name="P1"/>
      <text:p text:style-name="P1">2. The library i used</text:p>
      <text:p text:style-name="P1"><text:span text:style-name="T1">a</text:span>. matplotlib,</text:p>
      <text:p text:style-name="P1"><text:span text:style-name="T1">b</text:span>. sklearn</text:p>
      <text:p text:style-name="P1"/>
      <text:p text:style-name="P1">3. I used python3 in jupyter notebook.</text:p>
      <text:p text:style-name="P1"/>
      <text:p text:style-name="P1">4. Running instruction.</text:p>
      <text:p text:style-name="P1">a. All the library should be preinstalled which i used.</text:p>
      <text:p text:style-name="P1">b. Keep the file “<text:span text:style-name="T1">cross_validation_predictions</text:span>.ipynb” and “<text:span text:style-name="T1">boston data from scikit-learn datasets”</text:span></text:p>
      <text:p text:style-name="P1">c. Open jupyter notebook by writing “jupyter notebook” on terminal.</text:p>
      <text:p text:style-name="P1">d. It is better to keep both file in home directory.</text:p>
      <text:p text:style-name="P1"><text:span text:style-name="T4"/></text:p>
      <text:p text:style-name="P1"><text:span text:style-name="T4"/></text:p>
      <text:p text:style-name="P1"><text:span text:style-name="T4">6. I used scikit learn to train our model “cross_val_predict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0:33:19.473105826</meta:creation-date>
    <dc:date>2018-09-22T10:41:01.620840739</dc:date>
    <meta:editing-duration>PT7M50S</meta:editing-duration>
    <meta:editing-cycles>1</meta:editing-cycles>
    <meta:document-statistic meta:table-count="0" meta:image-count="0" meta:object-count="0" meta:page-count="1" meta:paragraph-count="12" meta:word-count="94" meta:character-count="636" meta:non-whitespace-character-count="531"/>
    <meta:generator>LibreOffice/6.0.3.2$Linux_X86_64 LibreOffice_project/00m0$Build-2</meta:generator>
  </office:meta>
</office:document-meta>
</file>